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line-height="115%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Heading_20_1" style:master-page-name="Standard">
      <style:paragraph-properties fo:line-height="100%" fo:keep-together="auto" style:page-number="1" fo:keep-with-next="auto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style:font-name-asian="Montserrat1" style:font-name-complex="Montserrat1" fo:background-color="#ffffff"/>
    </style:style>
    <style:style style:name="T3" style:family="text">
      <style:text-properties style:font-name="Montserrat" fo:font-weight="bold" style:font-name-asian="Montserrat1" style:font-weight-asian="bold" style:font-name-complex="Montserrat1" fo:background-color="#ffffff"/>
    </style:style>
    <style:style style:name="T4" style:family="text">
      <style:text-properties style:font-name="Montserrat" fo:font-weight="bold" fo:background-color="#fcfcfc" loext:char-shading-value="0" style:font-name-asian="Montserrat1" style:font-weight-asian="bold" style:font-name-complex="Montserrat1"/>
    </style:style>
    <style:style style:name="T5" style:family="text">
      <style:text-properties style:font-name="Montserrat" fo:font-style="italic" style:font-name-asian="Montserrat1" style:font-style-asian="italic" style:font-name-complex="Montserrat1" fo:background-color="#ffffff"/>
    </style:style>
    <style:style style:name="T6" style:family="text">
      <style:text-properties style:font-name="Montserrat" fo:background-color="#fcfcfc" loext:char-shading-value="0" style:font-name-asian="Montserrat1" style:font-name-complex="Montserrat1"/>
    </style:style>
    <style:style style:name="T7" style:family="text">
      <style:text-properties fo:color="#333333" style:font-name="Montserrat" style:font-name-asian="Montserrat1" style:font-name-complex="Montserrat1" fo:background-color="#ffffff"/>
    </style:style>
    <style:style style:name="T8" style:family="text">
      <style:text-properties fo:color="#404040" style:font-name="Montserrat" fo:background-color="#fcfcfc" loext:char-shading-value="0" style:font-name-asian="Montserrat1" style:font-name-complex="Montserrat1"/>
    </style:style>
    <style:style style:name="T9" style:family="text">
      <style:text-properties fo:color="#404040" style:font-name="Montserrat" style:font-name-asian="Montserrat1" style:font-name-complex="Montserrat1" fo:background-color="#ffffff"/>
    </style:style>
    <style:style style:name="T10" style:family="text">
      <style:text-properties fo:color="#404040"/>
    </style:style>
    <style:style style:name="T11" style:family="text">
      <style:text-properties fo:color="#1155cc" style:font-name="Montserrat" style:text-underline-style="solid" style:text-underline-width="auto" style:text-underline-color="font-color" fo:background-color="#fcfcfc" loext:char-shading-value="0" style:font-name-asian="Montserrat1" style:font-name-complex="Montserrat1"/>
    </style:style>
    <style:style style:name="T12" style:family="text">
      <style:text-properties fo:color="#1155cc" style:font-name="Montserrat" style:text-underline-style="solid" style:text-underline-width="auto" style:text-underline-color="font-color" style:font-name-asian="Montserrat1" style:font-name-complex="Montserrat1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y3xnp6tj2i2z"/><text:span text:style-name="T1">Liste des vérifications OWASP</text:span></text:p>
      <text:p text:style-name="P1"><text:span text:style-name="T7"><text:s/></text:span></text:p>
      <text:p text:style-name="P1"><text:span text:style-name="T2">L'OWASP Top 10 est la liste des vulnérabilités de sécurité des applications web les plus couramment rencontrées dans les applications et les API existantes. Les risques sont classés de A1 à A10, A1 étant le risque le plus fréquent. Voici le top 10 des vulnérabilités actuelles :</text:span></text:p>
      <text:p text:style-name="P1"><text:s/></text:p>
      <text:list xml:id="list3864329329" text:style-name="WWNum2">
        <text:list-item>
          <text:p text:style-name="P2"><text:span text:style-name="T2">Broken Object Level Authorization (Injection) (violation d'autorisation au niveau de l'objet).</text:span></text:p>
        </text:list-item>
        <text:list-item>
          <text:p text:style-name="P2"><text:span text:style-name="T2">Broken Authentication (violation d'authentification).</text:span></text:p>
        </text:list-item>
        <text:list-item>
          <text:p text:style-name="P2"><text:span text:style-name="T2">Excessive Data Exposure (exposition excessive des données).</text:span></text:p>
        </text:list-item>
        <text:list-item>
          <text:p text:style-name="P2"><text:span text:style-name="T2">Lack of Resources &amp; Rate Limiting (manque de ressources et limitation du débit).</text:span></text:p>
        </text:list-item>
        <text:list-item>
          <text:p text:style-name="P2"><text:span text:style-name="T2">Broken Function Level Authorization (violation d'autorisation au niveau de la fonction).</text:span></text:p>
        </text:list-item>
        <text:list-item>
          <text:p text:style-name="P2"><text:span text:style-name="T2">Mass Assignment (attribution en masse).</text:span></text:p>
        </text:list-item>
        <text:list-item>
          <text:p text:style-name="P2"><text:span text:style-name="T2">Security Misconfiguration (mauvaise configuration de la sécurité).</text:span></text:p>
        </text:list-item>
        <text:list-item>
          <text:p text:style-name="P2"><text:span text:style-name="T2">Injection.</text:span></text:p>
        </text:list-item>
        <text:list-item>
          <text:p text:style-name="P2"><text:span text:style-name="T2">Improper Assets Management (mauvaise gestion des ressources).</text:span></text:p>
        </text:list-item>
        <text:list-item>
          <text:p text:style-name="P2"><text:span text:style-name="T2"><text:s/>Insufficient Logging &amp; Monitoring (connexion et surveillance insuffisantes).</text:span></text:p>
        </text:list-item>
      </text:list>
      <text:p text:style-name="P1"><text:span text:style-name="T2"><text:s/></text:span></text:p>
      <text:p text:style-name="P1"><text:span text:style-name="T2">Toutes ces vulnérabilités peuvent être encore regroupées selon le processus </text:span><text:span text:style-name="T3">AAA </text:span><text:span text:style-name="T5">(Authentication, Authorization, Accounting) </text:span><text:span text:style-name="T2">(authentification, autorisation, traçabilité) des protocoles réseau.</text:span></text:p>
      <text:p text:style-name="P1"><text:span text:style-name="T2"><text:s/></text:span></text:p>
      <text:p text:style-name="P1"><text:span text:style-name="T2">Nous allons donc traiter ces 3 A en mettant en œuvre ces bibliothèques ou méthodes dans notre application :</text:span></text:p>
      <text:p text:style-name="P1"><text:span text:style-name="T2"><text:s/></text:span></text:p>
      <text:list xml:id="list2714945910" text:style-name="WWNum1">
        <text:list-item>
          <text:p text:style-name="P3"><text:span text:style-name="T3">Authentification :</text:span><text:span text:style-name="T2"> utilisez JWT (JSON Web Token) pour le back-end d'authentification du framework Django REST. </text:span><text:span text:style-name="T6">Cela vise à couvrir les cas d'utilisation de JWT les plus répandus, en offrant par défaut un jeu de fonctionnalités prudent. Pour cela, vous pouvez utiliser cette</text:span><text:a xlink:type="simple" xlink:href="https://code.tutsplus.com/tutorials/how-to-authenticate-with-jwt-in-django--cms-30460" text:style-name="ListLabel_20_19" text:visited-style-name="ListLabel_20_19"><text:span text:style-name="T8"> </text:span></text:a><text:a xlink:type="simple" xlink:href="https://code.tutsplus.com/tutorials/how-to-authenticate-with-jwt-in-django--cms-30460" text:style-name="ListLabel_20_20" text:visited-style-name="ListLabel_20_20"><text:span text:style-name="T11">ressource</text:span></text:a><text:span text:style-name="T6">.</text:span></text:p>
        </text:list-item>
        <text:list-item>
          <text:p text:style-name="P3"><text:span text:style-name="T4">Autorisation :</text:span><text:span text:style-name="T6"> </text:span><text:span text:style-name="T2">la deuxième étape est l'autorisation, dans laquelle le back-end décide si </text:span><text:span text:style-name="T5">l'utilisateur authentifié</text:span><text:span text:style-name="T2"> est autorisé à accéder à une ressource. Dans notre application, un utilisateur ne doit pas être autorisé à accéder à un projet pour lequel il n'est pas ajouté en tant que contributeur. De même, un contributeur ou un utilisateur doit toujours être connecté pour accéder à une fonctionnalité.</text:span></text:p>
          <text:list>
            <text:list-item>
              <text:p text:style-name="P4"><text:span text:style-name="T9">Seuls les utilisateurs authentifiés doivent être en mesure d'accéder à quoi que ce soit dans l'application. Utilisez Django REST APIView. Vous devez utiliser la classe d'autorisation pour vérifier que l'utilisateur est authentifié. Ressource :</text:span><text:a xlink:type="simple" xlink:href="https://django-rest-framework.org/api-guide/permissions/" text:style-name="ListLabel_20_21" text:visited-style-name="ListLabel_20_21"><text:span text:style-name="T9"> </text:span></text:a><text:a xlink:type="simple" xlink:href="https://django-rest-framework.org/api-guide/permissions/" text:style-name="ListLabel_20_22" text:visited-style-name="ListLabel_20_22"><text:span text:style-name="T12">https://django-rest-framework.org/api-guide/permissions/</text:span></text:a></text:p>
            </text:list-item>
            <text:list-item>
              <text:p text:style-name="P4"><text:span text:style-name="T2">Vous aurez besoin d'ajouter des autorisations à vos modèles en spécifiant l'auteur (clé étrangère de l'utilisateur) de ce projet/problème/commentaire.</text:span></text:p>
            </text:list-item>
          </text:list>
        </text:list-item>
        <text:list-item>
          <text:p text:style-name="P3"><text:span text:style-name="T3">Accès :</text:span><text:span text:style-name="T2"> même après que l'utilisateur a été authentifié et autorisé à accéder à une ressource, la ressource elle-même peut nécessiter des autorisations spéciales, par exemple pour actualiser ou supprimer un commentaire.</text:span></text:p>
          <text:list>
            <text:list-item>
              <text:p text:style-name="P4"><text:span text:style-name="T2">Les commentaires doivent être visibles par tous les contributeurs au projet et par le responsable du projet, mais seul leur auteur peut les actualiser ou les supprimer.</text:span></text:p>
            </text:list-item>
            <text:list-item>
              <text:p text:style-name="P4"><text:soft-page-break/><text:span text:style-name="T2">Un problème ne peut être actualisé ou supprimé que par son auteur, mais il doit rester visible par tous les contributeurs au projet.</text:span></text:p>
            </text:list-item>
            <text:list-item>
              <text:p text:style-name="P4"><text:span text:style-name="T2">Il est interdit à tout utilisateur autre que l'auteur de demander une mise à jour et de supprimer des demandes sur une question/un projet/un commentaire.</text:span></text:p>
            </text:list-item>
          </text:list>
        </text:list-item>
      </text:list>
      <text:p text:style-name="Standard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style:font-name="Montserrat" fo:font-family="Montserrat" style:font-family-generic="roman" style:font-pitch="variable" fo:background-color="#fcfcfc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Montserrat" fo:font-family="Montserrat" style:font-family-generic="roman" style:font-pitch="variable" style:text-underline-style="solid" style:text-underline-width="auto" style:text-underline-color="font-color" fo:background-color="#fcfcfc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/>
    </style:style>
    <style:style style:name="ListLabel_20_21" style:display-name="ListLabel 21" style:family="text">
      <style:text-properties fo:color="#404040" style:font-name="Montserrat" fo:font-family="Montserrat" style:font-family-generic="roman" style:font-pitch="variable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 fo:background-color="#ffffff"/>
    </style:style>
    <style:style style:name="ListLabel_20_22" style:display-name="ListLabel 22" style:family="text">
      <style:text-properties fo:color="#1155cc" style:font-name="Montserrat" fo:font-family="Montserrat" style:font-family-generic="roman" style:font-pitch="variable" style:text-underline-style="solid" style:text-underline-width="auto" style:text-underline-color="font-color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449" meta:character-count="3085" meta:non-whitespace-character-count="2670"/>
    <meta:generator>LibreOfficeDev/6.0.5.2$Linux_X86_64 LibreOffice_project/</meta:generator>
  </office:meta>
</office:document-meta>
</file>